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08e9da" officeooo:paragraph-rsid="0008e9da" style:font-size-asian="12pt" style:font-weight-asian="normal" style:font-size-complex="12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W Territoire, Logement, Patrimoine, Energie (TLPE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Gauthier Bastien</meta:initial-creator>
    <meta:creation-date>2011-01-19T15:09:06</meta:creation-date>
    <dc:date>2022-08-03T12:11:41.080697515</dc:date>
    <meta:editing-duration>PT2H8M31S</meta:editing-duration>
    <meta:editing-cycles>13</meta:editing-cycles>
    <meta:generator>LibreOffice/6.4.7.2$Linux_X86_64 LibreOffice_project/40$Build-2</meta:generator>
    <meta:document-statistic meta:table-count="0" meta:image-count="0" meta:object-count="0" meta:page-count="1" meta:paragraph-count="1" meta:word-count="6" meta:character-count="52" meta:non-whitespace-character-count="47"/>
  </office:meta>
</office:document-meta>
</file>